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ycja post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ycja post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FirstHeader</text:p>
          </table:table-cell>
          <table:table-cell table:style-name="TableCell50">
            <text:p text:style-name="P51">Pierwszy nagłówek dokumentu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lternativeTitle</text:p>
          </table:table-cell>
          <table:table-cell table:style-name="TableCell57">
            <text:p text:style-name="P58">Alternatywny tytuł (nadpisuje tytuł dokumentu)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irstParagraph</text:p>
          </table:table-cell>
          <table:table-cell table:style-name="TableCell64">
            <text:p text:style-name="P65">Pierwszy paragraf dokumentu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lternativeTeaser</text:p>
          </table:table-cell>
          <table:table-cell table:style-name="TableCell71">
            <text:p text:style-name="P72">Alternatywna zajawka (nadpisuje zajawkę dokumentu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Edit</text:p>
          </table:table-cell>
          <table:table-cell table:style-name="TableCell78">
            <text:p text:style-name="P79">Zapisz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Anuluj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6:00Z</dc:date>
    <meta:template xlink:href="Normal.dotm" xlink:type="simple"/>
    <meta:editing-cycles>9</meta:editing-cycles>
    <meta:editing-duration>PT600S</meta:editing-duration>
    <meta:document-statistic meta:page-count="1" meta:paragraph-count="1" meta:word-count="55" meta:character-count="385" meta:row-count="2" meta:non-whitespace-character-count="331"/>
  </office:meta>
</office:document-meta>
</file>